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23c" officeooo:paragraph-rsid="0006723c"/>
    </style:style>
    <style:style style:name="P2" style:family="paragraph" style:parent-style-name="Standard">
      <style:text-properties officeooo:rsid="000aa520" officeooo:paragraph-rsid="000aa520"/>
    </style:style>
    <style:style style:name="P3" style:family="paragraph" style:parent-style-name="Standard">
      <style:text-properties officeooo:rsid="000dc52a" officeooo:paragraph-rsid="000dc52a"/>
    </style:style>
    <style:style style:name="P4" style:family="paragraph" style:parent-style-name="Standard">
      <style:text-properties officeooo:rsid="000dc52a" officeooo:paragraph-rsid="000aa520"/>
    </style:style>
    <style:style style:name="T1" style:family="text">
      <style:text-properties officeooo:rsid="000c5268"/>
    </style:style>
    <style:style style:name="T2" style:family="text">
      <style:text-properties officeooo:rsid="000fa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</text:p>
      <text:p text:style-name="P1">- widgets : widgets definitions, registered using nofs.register_widget.</text:p>
      <text:p text:style-name="P1">- form definition : how widgets are put together to make a form and how they are connected to data.</text:p>
      <text:p text:style-name="P1">- form instance : real instance of widgets (may be multiple for some forms).</text:p>
      <text:p text:style-name="P1"/>
      <text:p text:style-name="P3">Form :</text:p>
      <text:p text:style-name="P3">- <text:span text:style-name="T2">Instance</text:span></text:p>
      <text:p text:style-name="P3">- <text:span text:style-name="T2">Definition</text:span></text:p>
      <text:p text:style-name="P3">- <text:span text:style-name="T2">Ids : direct link to instance elements</text:span></text:p>
      <text:p text:style-name="P1"/>
      <text:p text:style-name="P2">Instance :</text:p>
      <text:p text:style-name="P2">- Link to definition and widget</text:p>
      <text:p text:style-name="P2">- Value(s)</text:p>
      <text:p text:style-name="P2">- Position / size</text:p>
      <text:p text:style-name="P2"/>
      <text:p text:style-name="P2">Definition :</text:p>
      <text:p text:style-name="P2">- Widget type</text:p>
      <text:p text:style-name="P2">- <text:span text:style-name="T1">Display a</text:span>ttirbutes (width, height, layout, colors, …)</text:p>
      <text:p text:style-name="P2">- <text:span text:style-name="T1">Data attributes (to be defined, tells how data is linked to data sources)</text:span></text:p>
      <text:p text:style-name="P2">- Specific triggers</text:p>
      <text:p text:style-name="P2"/>
      <text:p text:style-name="P2">Widget :</text:p>
      <text:p text:style-name="P2">- Size method</text:p>
      <text:p text:style-name="P2">- Render method</text:p>
      <text:p text:style-name="P2">- Event metho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4:29:20.509000000</meta:creation-date>
    <dc:date>2018-12-19T14:59:02.595000000</dc:date>
    <meta:editing-duration>PT14M7S</meta:editing-duration>
    <meta:editing-cycles>6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21" meta:word-count="112" meta:character-count="614" meta:non-whitespace-character-count="523"/>
  </office:meta>
</office:document-meta>
</file>